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8cm"/>
      <style:text-properties fo:color="#000000" loext:opacity="100%" style:font-name="Consolas" fo:font-size="24pt" fo:font-weight="normal" fo:background-color="#ffffff" style:font-size-asian="24pt" style:font-size-complex="24pt"/>
    </style:style>
    <style:style style:name="P2" style:family="paragraph" style:parent-style-name="Standard">
      <style:paragraph-properties style:line-height-at-least="0.508cm"/>
      <style:text-properties fo:color="#000000" loext:opacity="100%" fo:font-size="24pt" fo:background-color="#ffffff" style:font-size-asian="24pt" style:font-size-complex="24pt"/>
    </style:style>
    <style:style style:name="P3" style:family="paragraph" style:parent-style-name="Standard">
      <style:paragraph-properties style:line-height-at-least="0.508cm"/>
      <style:text-properties fo:font-size="24pt" style:font-size-asian="24pt" style:font-size-complex="24pt"/>
    </style:style>
    <style:style style:name="P4" style:family="paragraph" style:parent-style-name="Standard">
      <style:text-properties fo:font-size="24pt" style:font-size-asian="24pt" style:font-size-complex="24pt"/>
    </style:style>
    <style:style style:name="T1" style:family="text">
      <style:text-properties fo:color="#808080" loext:opacity="100%"/>
    </style:style>
    <style:style style:name="T2" style:family="text">
      <style:text-properties fo:color="#0000ff" loext:opacity="100%"/>
    </style:style>
    <style:style style:name="T3" style:family="text">
      <style:text-properties fo:color="#0000ff" loext:opacity="100%" style:font-name="Consolas" fo:font-size="10.8000001907349pt" fo:font-weight="normal"/>
    </style:style>
    <style:style style:name="T4" style:family="text">
      <style:text-properties fo:color="#0000ff" loext:opacity="100%" style:font-name="Consolas" fo:font-weight="normal"/>
    </style:style>
    <style:style style:name="T5" style:family="text">
      <style:text-properties fo:color="#a31515" loext:opacity="100%"/>
    </style:style>
    <style:style style:name="T6" style:family="text">
      <style:text-properties fo:color="#a31515" loext:opacity="100%" style:font-name="Consolas" fo:font-size="10.8000001907349pt" fo:font-weight="normal"/>
    </style:style>
    <style:style style:name="T7" style:family="text">
      <style:text-properties fo:color="#a31515" loext:opacity="100%" style:font-name="Consolas" fo:font-weight="normal"/>
    </style:style>
    <style:style style:name="T8" style:family="text">
      <style:text-properties fo:color="#2b91af" loext:opacity="100%"/>
    </style:style>
    <style:style style:name="T9" style:family="text">
      <style:text-properties fo:color="#2b91af" loext:opacity="100%" style:font-name="Consolas" fo:font-size="10.8000001907349pt" fo:font-weight="normal"/>
    </style:style>
    <style:style style:name="T10" style:family="text">
      <style:text-properties fo:color="#2b91af" loext:opacity="100%" style:font-name="Consolas" fo:font-weight="normal"/>
    </style:style>
    <style:style style:name="T11" style:family="text">
      <style:text-properties style:font-name="Consolas" fo:font-weight="normal"/>
    </style:style>
    <style:style style:name="T12" style:family="text">
      <style:text-properties style:font-name="Consolas" fo:font-size="10.8000001907349pt" fo:font-weight="normal"/>
    </style:style>
    <style:style style:name="T13" style:family="text">
      <style:text-properties fo:color="#bd63c5" loext:opacity="100%"/>
    </style:style>
    <style:style style:name="T14" style:family="text">
      <style:text-properties fo:color="#008000" loext:opacity="100%" style:font-name="Consolas" fo:font-size="10.8000001907349pt" fo:font-weight="normal"/>
    </style:style>
    <style:style style:name="T15" style:family="text">
      <style:text-properties fo:color="#008000" loext:opacity="100%" style:font-name="Consolas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#include</text:span><text:span text:style-name="T2"> </text:span><text:span text:style-name="T5">&lt;stdio.h&gt;</text:span></text:p>
      <text:p text:style-name="P1"><text:span text:style-name="T1">#include</text:span><text:span text:style-name="T2"> </text:span><text:span text:style-name="T5">&lt;stdlib.h&gt;</text:span></text:p>
      <text:p text:style-name="P3"/>
      <text:p text:style-name="P1"><text:span text:style-name="T2">struct</text:span> <text:span text:style-name="T8">linked_list</text:span></text:p>
      <text:p text:style-name="P1">{</text:p>
      <text:p text:style-name="P2">    <text:span text:style-name="T4">int</text:span><text:span text:style-name="T11"> number;</text:span></text:p>
      <text:p text:style-name="P2">    <text:span text:style-name="T4">struct</text:span><text:span text:style-name="T11"> </text:span><text:span text:style-name="T10">linked_list</text:span><text:span text:style-name="T11"> *next;</text:span></text:p>
      <text:p text:style-name="P1">};</text:p>
      <text:p text:style-name="P3"/>
      <text:p text:style-name="P1"><text:span text:style-name="T2">typedef</text:span> <text:span text:style-name="T2">struct</text:span> <text:span text:style-name="T8">linked_list</text:span> <text:span text:style-name="T8">node</text:span>;</text:p>
      <text:p text:style-name="P1"><text:span text:style-name="T8">node</text:span> *head = <text:span text:style-name="T13">NULL</text:span>, *last = <text:span text:style-name="T13">NULL</text:span>;</text:p>
      <text:p text:style-name="P3"/>
      <text:p text:style-name="P1"><text:span text:style-name="T2">void</text:span> create_linked_list();</text:p>
      <text:p text:style-name="P1"><text:span text:style-name="T2">void</text:span> print_linked_list();</text:p>
      <text:p text:style-name="P1"><text:span text:style-name="T2">void</text:span> insert_at_last(<text:span text:style-name="T2">int</text:span> <text:span text:style-name="T1">value</text:span>);</text:p>
      <text:p text:style-name="P1"><text:span text:style-name="T2">void</text:span> insert_at_first(<text:span text:style-name="T2">int</text:span> <text:span text:style-name="T1">value</text:span>);</text:p>
      <text:p text:style-name="P1"><text:span text:style-name="T2">void</text:span> insert_after(<text:span text:style-name="T2">int</text:span> <text:span text:style-name="T1">key</text:span>, <text:span text:style-name="T2">int</text:span> <text:span text:style-name="T1">value</text:span>);</text:p>
      <text:p text:style-name="P1"><text:span text:style-name="T2">void</text:span> delete_item(<text:span text:style-name="T2">int</text:span> <text:span text:style-name="T1">value</text:span>);</text:p>
      <text:p text:style-name="P1"><text:span text:style-name="T2">void</text:span> search_item(<text:span text:style-name="T2">int</text:span> <text:span text:style-name="T1">value</text:span>);</text:p>
      <text:p text:style-name="P3"/>
      <text:p text:style-name="P1"><text:span text:style-name="T2">int</text:span> main()</text:p>
      <text:p text:style-name="P1">{</text:p>
      <text:p text:style-name="P2">    <text:span text:style-name="T4">int</text:span><text:span text:style-name="T11"> key, value;</text:span></text:p>
      <text:p text:style-name="P3"/>
      <text:p text:style-name="P2"><text:soft-page-break/>    <text:span text:style-name="T15">// Create a linked list</text:span></text:p>
      <text:p text:style-name="P2">    <text:span text:style-name="T11">printf(</text:span><text:span text:style-name="T7">"Create Linked List\n"</text:span><text:span text:style-name="T11">);</text:span></text:p>
      <text:p text:style-name="P2">    <text:span text:style-name="T11">create_linked_list();</text:span></text:p>
      <text:p text:style-name="P2">    <text:span text:style-name="T11">print_linked_list();</text:span></text:p>
      <text:p text:style-name="P3"/>
      <text:p text:style-name="P2">    <text:span text:style-name="T15">// Insert value at last position to existing Linked List</text:span></text:p>
      <text:p text:style-name="P2">    <text:span text:style-name="T11">printf(</text:span><text:span text:style-name="T7">"\nInsert new item at last\n"</text:span><text:span text:style-name="T11">);</text:span></text:p>
      <text:p text:style-name="P2">    <text:span text:style-name="T11">scanf(</text:span><text:span text:style-name="T7">"%d"</text:span><text:span text:style-name="T11">, &amp;value);</text:span></text:p>
      <text:p text:style-name="P2">    <text:span text:style-name="T11">insert_at_last(value);</text:span></text:p>
      <text:p text:style-name="P2">    <text:span text:style-name="T11">print_linked_list();</text:span></text:p>
      <text:p text:style-name="P3"/>
      <text:p text:style-name="P2">    <text:span text:style-name="T15">// Insert value at first position to existing Linked List</text:span></text:p>
      <text:p text:style-name="P2">    <text:span text:style-name="T11">printf(</text:span><text:span text:style-name="T7">"\nInsert new item at first\n"</text:span><text:span text:style-name="T11">);</text:span></text:p>
      <text:p text:style-name="P2">    <text:span text:style-name="T11">scanf(</text:span><text:span text:style-name="T7">"%d"</text:span><text:span text:style-name="T11">, &amp;value);</text:span></text:p>
      <text:p text:style-name="P2">    <text:span text:style-name="T11">insert_at_first(value);</text:span></text:p>
      <text:p text:style-name="P2">    <text:span text:style-name="T11">print_linked_list();</text:span></text:p>
      <text:p text:style-name="P3"/>
      <text:p text:style-name="P2">    <text:span text:style-name="T15">// Insert value after a defined value to existing Linked List</text:span></text:p>
      <text:p text:style-name="P2"><text:soft-page-break/>    <text:span text:style-name="T11">printf(</text:span><text:span text:style-name="T7">"\nEnter a KEY (existing item of List), after that you want to insert a value\n"</text:span><text:span text:style-name="T11">);</text:span></text:p>
      <text:p text:style-name="P2">    <text:span text:style-name="T11">scanf(</text:span><text:span text:style-name="T7">"%d"</text:span><text:span text:style-name="T11">, &amp;key);</text:span></text:p>
      <text:p text:style-name="P2">    <text:span text:style-name="T11">printf(</text:span><text:span text:style-name="T7">"\nInsert new item after %d KEY\n"</text:span><text:span text:style-name="T11">, key);</text:span></text:p>
      <text:p text:style-name="P2">    <text:span text:style-name="T11">scanf(</text:span><text:span text:style-name="T7">"%d"</text:span><text:span text:style-name="T11">, &amp;value);</text:span></text:p>
      <text:p text:style-name="P2">    <text:span text:style-name="T11">insert_after(key, value);</text:span></text:p>
      <text:p text:style-name="P2">    <text:span text:style-name="T11">print_linked_list();</text:span></text:p>
      <text:p text:style-name="P3"/>
      <text:p text:style-name="P2">    <text:span text:style-name="T15">// Search an item from Linked List</text:span></text:p>
      <text:p text:style-name="P2">    <text:span text:style-name="T11">printf(</text:span><text:span text:style-name="T7">"\nEnter an item to search it from List\n"</text:span><text:span text:style-name="T11">);</text:span></text:p>
      <text:p text:style-name="P2">    <text:span text:style-name="T11">scanf(</text:span><text:span text:style-name="T7">"%d"</text:span><text:span text:style-name="T11">, &amp;value);</text:span></text:p>
      <text:p text:style-name="P2">    <text:span text:style-name="T11">search_item(value);</text:span></text:p>
      <text:p text:style-name="P3"/>
      <text:p text:style-name="P2">    <text:span text:style-name="T15">// Delete value from List</text:span></text:p>
      <text:p text:style-name="P2">    <text:span text:style-name="T11">printf(</text:span><text:span text:style-name="T7">"\nEnter a value, which you want to delete from list\n"</text:span><text:span text:style-name="T11">);</text:span></text:p>
      <text:p text:style-name="P2">    <text:span text:style-name="T11">scanf(</text:span><text:span text:style-name="T7">"%d"</text:span><text:span text:style-name="T11">, &amp;value);</text:span></text:p>
      <text:p text:style-name="P2">    <text:span text:style-name="T11">delete_item(value);</text:span></text:p>
      <text:p text:style-name="P2">    <text:span text:style-name="T11">print_linked_list();</text:span></text:p>
      <text:p text:style-name="P3"/>
      <text:p text:style-name="P2">    <text:span text:style-name="T4">return</text:span><text:span text:style-name="T11"> 0;</text:span></text:p>
      <text:p text:style-name="P1">}</text:p>
      <text:p text:style-name="P1"><text:soft-page-break/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4T10:32:50.656000000</meta:creation-date>
    <dc:date>2022-10-04T10:42:59.922000000</dc:date>
    <meta:editing-duration>PT9M43S</meta:editing-duration>
    <meta:editing-cycles>1</meta:editing-cycles>
    <meta:document-statistic meta:table-count="0" meta:image-count="0" meta:object-count="0" meta:page-count="4" meta:paragraph-count="51" meta:word-count="179" meta:character-count="1501" meta:non-whitespace-character-count="1237"/>
    <meta:generator>LibreOffice/7.3.5.2$Windows_X86_64 LibreOffice_project/184fe81b8c8c30d8b5082578aee2fed2ea847c01</meta:generator>
  </office:meta>
</office:document-meta>
</file>